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625in"/>
    </style:style>
    <style:style style:name="co4" style:family="table-column">
      <style:table-column-properties fo:break-before="auto" style:column-width="0.6458333333333334in"/>
    </style:style>
    <style:style style:name="co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Rohdaten">
      <style:table-properties table:display="true" style:writing-mode="lr-tb"/>
    </style:style>
    <style:style style:name="ta2" style:family="table" style:master-page-name="PageStyle_5f_Prozentual mit Grafi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E9E9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F9F9F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4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E9E9E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>
      <style:table-cell-properties style:vertical-align="bottom" fo:background-color="#F9F9F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>
      <style:table-cell-properties fo:background-color="#F9F9F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E066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style:vertical-align="bottom" fo:background-color="#F6B2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4" style:family="table-cell" style:parent-style-name="Default">
      <style:table-cell-properties style:vertical-align="bottom" fo:background-color="#FFD9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5" style:family="table-cell" style:parent-style-name="Default">
      <style:table-cell-properties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 style:data-style-name="N10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Rohdate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1" table:default-cell-style-name="ce15"/>
        <table:table-column table:style-name="co4" table:number-columns-repeated="9" table:default-cell-style-name="ce15"/>
        <table:table-column table:style-name="co1" table:default-cell-style-name="ce15" table:number-columns-repeated="242"/>
        <table:table-row table:style-name="ro2">
          <table:table-cell table:style-name="ce21" office:value-type="string">
            <text:p>Gemeinde</text:p>
          </table:table-cell>
          <table:table-cell table:style-name="ce22" office:value-type="string">
            <text:p>Schnitt Attribute</text:p>
          </table:table-cell>
          <table:table-cell table:style-name="ce22" office:value-type="string">
            <text:p>Car</text:p>
          </table:table-cell>
          <table:table-cell table:style-name="ce22" office:value-type="string">
            <text:p>Labelled</text:p>
          </table:table-cell>
          <table:table-cell table:style-name="ce22" office:value-type="string">
            <text:p>Fuel</text:p>
          </table:table-cell>
          <table:table-cell table:style-name="ce22" office:value-type="string">
            <text:p>Bike</text:p>
          </table:table-cell>
          <table:table-cell table:style-name="ce22" office:value-type="string">
            <text:p>Foot</text:p>
          </table:table-cell>
          <table:table-cell table:style-name="ce22" office:value-type="string">
            <text:p>Transport</text:p>
          </table:table-cell>
          <table:table-cell table:style-name="ce22" office:value-type="string">
            <text:p>Nature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Tourist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Housenrs</text:p>
          </table:table-cell>
        </table:table-row>
        <table:table-row table:style-name="ro2">
          <table:table-cell table:style-name="ce23" office:value-type="string">
            <text:p>Paderborn, Kernstadt</text:p>
          </table:table-cell>
          <table:table-cell table:style-name="ce24" table:formula="oooc:=FLOOR(SUM([.C2:.M2])/COUNT([.C2:.M2]);1)" office:value-type="string">
            <text:p>2,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enhausen</text:p>
          </table:table-cell>
          <table:table-cell table:style-name="ce24" table:formula="oooc:=FLOOR(SUM([.C3:.M3])/COUNT([.C3:.M3]);1)" office:value-type="string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7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Dahl</text:p>
          </table:table-cell>
          <table:table-cell table:style-name="ce24" table:formula="oooc:=FLOOR(SUM([.C4:.M4])/COUNT([.C4:.M4]);1)" office:value-type="string">
            <text:p>1,8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/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Elsen</text:p>
          </table:table-cell>
          <table:table-cell table:style-name="ce24" table:formula="oooc:=FLOOR(SUM([.C5:.M5])/COUNT([.C5:.M5]);1)" office:value-type="string">
            <text:p>1,9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/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arienloh</text:p>
          </table:table-cell>
          <table:table-cell table:style-name="ce24" table:formula="oooc:=FLOOR(SUM([.C6:.M6])/COUNT([.C6:.M6]);1)" office:value-type="string">
            <text:p>1,7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/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uenbeken</text:p>
          </table:table-cell>
          <table:table-cell table:style-name="ce24" table:formula="oooc:=FLOOR(SUM([.C7:.M7])/COUNT([.C7:.M7]);1)" office:value-type="string">
            <text:p>1,8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/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ltenbeken</text:p>
          </table:table-cell>
          <table:table-cell table:style-name="ce24" table:formula="oooc:=FLOOR(SUM([.C8:.M8])/COUNT([.C8:.M8]);1)" office:value-type="string">
            <text:p>1,8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/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chloß Neuhaus</text:p>
          </table:table-cell>
          <table:table-cell table:style-name="ce24" table:formula="oooc:=FLOOR(SUM([.C9:.M9])/COUNT([.C9:.M9]);1)" office:value-type="string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/>
          <table:table-cell table:style-name="ce26"/>
        </table:table-row>
        <table:table-row table:style-name="ro2">
          <table:table-cell table:style-name="ce23" office:value-type="string">
            <text:p>Schloß Neuhaus, Sande</text:p>
          </table:table-cell>
          <table:table-cell table:style-name="ce24" table:formula="oooc:=FLOOR(SUM([.C10:.M10])/COUNT([.C10:.M10]);1)" office:value-type="string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chloß Neuhaus, Sennelager</text:p>
          </table:table-cell>
          <table:table-cell table:style-name="ce24" table:formula="oooc:=FLOOR(SUM([.C11:.M11])/COUNT([.C11:.M11]);1)" office:value-type="string">
            <text:p>1,8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6"/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/>
          <table:table-cell table:style-name="ce26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ewer</text:p>
          </table:table-cell>
          <table:table-cell table:style-name="ce24" table:formula="oooc:=FLOOR(SUM([.C12:.M12])/COUNT([.C12:.M12]);1)" office:value-type="string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Schnitt Gesamtgebiet</text:p>
          </table:table-cell>
          <table:table-cell table:style-name="ce24" table:formula="oooc:=FLOOR(SUM([.C13:.M13])/COUNT([.C13:.M13]);1)" office:value-type="string">
            <text:p>1,9</text:p>
          </table:table-cell>
          <table:table-cell table:style-name="ce29" table:formula="oooc:=FLOOR(SUM([.C2:.C12])/COUNT([.C2:.C12]);1)" office:value-type="string">
            <text:p>3</text:p>
          </table:table-cell>
          <table:table-cell table:style-name="ce29" table:formula="oooc:=FLOOR(SUM([.D2:.D12])/COUNT([.D2:.D12]);1)" office:value-type="string">
            <text:p>3</text:p>
          </table:table-cell>
          <table:table-cell table:style-name="ce29" table:formula="oooc:=FLOOR(SUM([.E2:.E12])/COUNT([.E2:.E12]);1)" office:value-type="string">
            <text:p>3</text:p>
          </table:table-cell>
          <table:table-cell table:style-name="ce29" table:formula="oooc:=FLOOR(SUM([.F2:.F12])/COUNT([.F2:.F12]);1)" office:value-type="string">
            <text:p>2,9</text:p>
          </table:table-cell>
          <table:table-cell table:style-name="ce29" table:formula="oooc:=FLOOR(SUM([.G2:.G12])/COUNT([.G2:.G12]);1)" office:value-type="string">
            <text:p>2</text:p>
          </table:table-cell>
          <table:table-cell table:style-name="ce29" table:formula="oooc:=FLOOR(SUM([.H2:.H12])/COUNT([.H2:.H12]);1)" office:value-type="string">
            <text:p>2</text:p>
          </table:table-cell>
          <table:table-cell table:style-name="ce29" table:formula="oooc:=FLOOR(SUM([.I2:.I12])/COUNT([.I2:.I12]);1)" office:value-type="string">
            <text:p>2</text:p>
          </table:table-cell>
          <table:table-cell table:style-name="ce29" table:formula="oooc:=FLOOR(SUM([.J2:.J12])/COUNT([.J2:.J12]);1)" office:value-type="string">
            <text:p>1,5</text:p>
          </table:table-cell>
          <table:table-cell table:style-name="ce29" table:formula="oooc:=FLOOR(SUM([.K2:.K12])/COUNT([.K2:.K12]);1)" office:value-type="string">
            <text:p>1,5</text:p>
          </table:table-cell>
          <table:table-cell table:style-name="ce29" table:formula="oooc:=FLOOR(SUM([.L2:.L12])/COUNT([.L2:.L12]);1)" office:value-type="string">
            <text:p>0,6</text:p>
          </table:table-cell>
          <table:table-cell table:style-name="ce29" table:formula="oooc:=FLOOR(SUM([.M2:.M12])/COUNT([.M2:.M12]);1)" office:value-type="string">
            <text:p>0</text:p>
          </table:table-cell>
        </table:table-row>
        <table:table-row table:style-name="ro2">
          <table:table-cell/>
          <table:table-cell table:number-columns-repeated="2" table:style-name="ce29"/>
        </table:table-row>
        <table:table-row table:style-name="ro2">
          <table:table-cell table:style-name="ce30" office:value-type="string">
            <text:p>Quelle: http://wiki.openstreetmap.org/wiki/Paderborn</text:p>
          </table:table-cell>
          <table:table-cell table:number-columns-repeated="2" table:style-name="ce26"/>
        </table:table-row>
        <table:table-row table:style-name="ro2">
          <table:table-cell table:style-name="ce30" office:value-type="string">
            <text:p>Datum: 11.05.2014</text:p>
          </table:table-cell>
          <table:table-cell table:number-columns-repeated="2" table:style-name="ce31"/>
        </table:table-row>
        <table:table-row table:number-rows-repeated="1" table:style-name="ro1"/>
        <table:table-row table:style-name="ro2">
          <table:table-cell table:style-name="ce26" office:value-type="string">
            <text:p>Legende:</text:p>
          </table:table-cell>
          <table:table-cell table:style-name="ce26" office:value-type="float" office:value="0">
            <text:p>0</text:p>
          </table:table-cell>
          <table:table-cell table:style-name="ce32" table:number-columns-spanned="8" table:number-rows-spanned="1" office:value-type="string">
            <text:p>Die Karte beinhaltet keine oder wenige Daten, nicht zur Navigation verwendbar</text:p>
          </table:table-cell>
          <table:covered-table-cell table:number-columns-repeated="7"/>
        </table:table-row>
        <table:table-row table:style-name="ro2">
          <table:table-cell table:style-name="ce26"/>
          <table:table-cell table:style-name="ce26" office:value-type="float" office:value="1">
            <text:p>1</text:p>
          </table:table-cell>
          <table:table-cell table:style-name="ce33" table:number-columns-spanned="8" table:number-rows-spanned="1" office:value-type="string">
            <text:p>Die Karte enthält teilweise Daten, Navigation nur stark eingeschränkt möglich</text:p>
          </table:table-cell>
          <table:covered-table-cell table:number-columns-repeated="7"/>
        </table:table-row>
        <table:table-row table:style-name="ro2">
          <table:table-cell/>
          <table:table-cell table:style-name="ce26" office:value-type="float" office:value="2">
            <text:p>2</text:p>
          </table:table-cell>
          <table:table-cell table:style-name="ce34" table:number-columns-spanned="8" table:number-rows-spanned="1" office:value-type="string">
            <text:p>Die Karte ist größtenteils vollständig, Navigation mit Einschränkungen möglich</text:p>
          </table:table-cell>
          <table:covered-table-cell table:number-columns-repeated="7"/>
        </table:table-row>
        <table:table-row table:style-name="ro2">
          <table:table-cell/>
          <table:table-cell table:style-name="ce26" office:value-type="float" office:value="3">
            <text:p>3</text:p>
          </table:table-cell>
          <table:table-cell table:style-name="ce35" table:number-columns-spanned="8" table:number-rows-spanned="1" office:value-type="string">
            <text:p>Die Karte enthält alle Daten (Meinung eines Mappers), zur Navigation geeignet</text:p>
          </table:table-cell>
          <table:covered-table-cell table:number-columns-repeated="7"/>
        </table:table-row>
        <table:table-row table:style-name="ro2">
          <table:table-cell/>
          <table:table-cell table:style-name="ce26" office:value-type="string">
            <text:p>leer</text:p>
          </table:table-cell>
          <table:table-cell table:style-name="ce36" table:number-columns-spanned="8" table:number-rows-spanned="1" office:value-type="string">
            <text:p>Status unbekannt</text:p>
          </table:table-cell>
          <table:covered-table-cell table:number-columns-repeated="7"/>
        </table:table-row>
        <table:table-row table:style-name="ro2">
          <table:table-cell/>
          <table:table-cell table:style-name="ce26"/>
        </table:table-row>
      </table:table>
      <table:table table:name="Prozentual mit Grafik" table:style-name="ta2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9" table:default-cell-style-name="ce15"/>
        <table:table-column table:style-name="co5" table:default-cell-style-name="ce15" table:number-columns-repeated="241"/>
        <table:table-row table:style-name="ro2">
          <table:table-cell table:style-name="ce21" office:value-type="string">
            <text:p>Gemeinde</text:p>
          </table:table-cell>
          <table:table-cell table:style-name="ce22" office:value-type="string">
            <text:p>Schnitt Attribute</text:p>
          </table:table-cell>
          <table:table-cell table:style-name="ce22" office:value-type="string">
            <text:p>Car, Labels, Bike,Boot, Transport</text:p>
          </table:table-cell>
          <table:table-cell table:style-name="ce22" office:value-type="string">
            <text:p>Car</text:p>
          </table:table-cell>
          <table:table-cell table:style-name="ce22" office:value-type="string">
            <text:p>Labelled</text:p>
          </table:table-cell>
          <table:table-cell table:style-name="ce22" office:value-type="string">
            <text:p>Fuel</text:p>
          </table:table-cell>
          <table:table-cell table:style-name="ce22" office:value-type="string">
            <text:p>Bike</text:p>
          </table:table-cell>
          <table:table-cell table:style-name="ce22" office:value-type="string">
            <text:p>Foot</text:p>
          </table:table-cell>
          <table:table-cell table:style-name="ce22" office:value-type="string">
            <text:p>Transport</text:p>
          </table:table-cell>
          <table:table-cell table:style-name="ce22" office:value-type="string">
            <text:p>Nature</text:p>
          </table:table-cell>
          <table:table-cell table:style-name="ce22" office:value-type="string">
            <text:p>Public</text:p>
          </table:table-cell>
          <table:table-cell table:style-name="ce22" office:value-type="string">
            <text:p>Tourist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Housenrs</text:p>
          </table:table-cell>
          <table:table-cell/>
          <table:table-cell table:style-name="ce21" office:value-type="string">
            <text:p>Gemeinde</text:p>
          </table:table-cell>
          <table:table-cell table:style-name="ce22" office:value-type="string">
            <text:p>Bewegungsmöglichkeiten</text:p>
          </table:table-cell>
        </table:table-row>
        <table:table-row table:style-name="ro2">
          <table:table-cell table:style-name="ce23" office:value-type="string">
            <text:p>Paderborn, Kernstadt</text:p>
          </table:table-cell>
          <table:table-cell table:style-name="ce37" table:formula="oooc:=FLOOR(SUM([.D2:.N2])/COUNT([.D2:.N2]);1)" office:value-type="string">
            <text:p>70,00%</text:p>
          </table:table-cell>
          <table:table-cell table:style-name="ce38" table:formula="oooc:=([.D2]+[.E2]+[.G2]+[.H2]+[.I2])/5" office:value-type="string">
            <text:p>93,33%</text:p>
          </table:table-cell>
          <table:table-cell table:style-name="ce38" table:formula="oooc:=[Rohdaten.C2]/3" office:value-type="string">
            <text:p>100,00%</text:p>
          </table:table-cell>
          <table:table-cell table:style-name="ce38" table:formula="oooc:=[Rohdaten.D2]/3" office:value-type="string">
            <text:p>100,00%</text:p>
          </table:table-cell>
          <table:table-cell table:style-name="ce38" table:formula="oooc:=[Rohdaten.E2]/3" office:value-type="string">
            <text:p>100,00%</text:p>
          </table:table-cell>
          <table:table-cell table:style-name="ce38" table:formula="oooc:=[Rohdaten.F2]/3" office:value-type="string">
            <text:p>100,00%</text:p>
          </table:table-cell>
          <table:table-cell table:style-name="ce38" table:formula="oooc:=[Rohdaten.G2]/3" office:value-type="string">
            <text:p>100,00%</text:p>
          </table:table-cell>
          <table:table-cell table:style-name="ce38" table:formula="oooc:=[Rohdaten.H2]/3" office:value-type="string">
            <text:p>66,67%</text:p>
          </table:table-cell>
          <table:table-cell table:style-name="ce38" table:formula="oooc:=[Rohdaten.I2]/3" office:value-type="string">
            <text:p>66,67%</text:p>
          </table:table-cell>
          <table:table-cell table:style-name="ce38" table:formula="oooc:=[Rohdaten.J2]/3" office:value-type="string">
            <text:p>66,67%</text:p>
          </table:table-cell>
          <table:table-cell table:style-name="ce38" table:formula="oooc:=[Rohdaten.K2]/3" office:value-type="string">
            <text:p>66,67%</text:p>
          </table:table-cell>
          <table:table-cell table:style-name="ce38" table:formula="oooc:=[Rohdaten.L2]/3" office:value-type="string">
            <text:p>66,67%</text:p>
          </table:table-cell>
          <table:table-cell table:style-name="ce38" table:formula="oooc:=[Rohdaten.M2]/3" office:value-type="string">
            <text:p>33,33%</text:p>
          </table:table-cell>
          <table:table-cell/>
          <table:table-cell table:style-name="ce23" office:value-type="string">
            <text:p>Paderborn, Kernstadt</text:p>
          </table:table-cell>
          <table:table-cell table:style-name="ce38" table:formula="oooc:=([.$D2]+[.$E2]+[.$G2]+[.$H2]+[.I$2])/5" office:value-type="string">
            <text:p>93,33%</text:p>
          </table:table-cell>
        </table:table-row>
        <table:table-row table:style-name="ro2">
          <table:table-cell table:style-name="ce23" office:value-type="string">
            <text:p>Benhausen</text:p>
          </table:table-cell>
          <table:table-cell table:style-name="ce37" table:formula="oooc:=FLOOR(SUM([.D3:.N3])/COUNT([.D3:.N3]);1)" office:value-type="string">
            <text:p>60,00%</text:p>
          </table:table-cell>
          <table:table-cell table:style-name="ce38" table:formula="oooc:=([.D3]+[.E3]+[.G3]+[.H3]+[.I3])/5" office:value-type="string">
            <text:p>86,67%</text:p>
          </table:table-cell>
          <table:table-cell table:style-name="ce38" table:formula="oooc:=[Rohdaten.C3]/3" office:value-type="string">
            <text:p>100,00%</text:p>
          </table:table-cell>
          <table:table-cell table:style-name="ce38" table:formula="oooc:=[Rohdaten.D3]/3" office:value-type="string">
            <text:p>100,00%</text:p>
          </table:table-cell>
          <table:table-cell table:style-name="ce38" table:formula="oooc:=[Rohdaten.E3]/3" office:value-type="string">
            <text:p>0,00%</text:p>
          </table:table-cell>
          <table:table-cell table:style-name="ce38" table:formula="oooc:=[Rohdaten.F3]/3" office:value-type="string">
            <text:p>100,00%</text:p>
          </table:table-cell>
          <table:table-cell table:style-name="ce38" table:formula="oooc:=[Rohdaten.G3]/3" office:value-type="string">
            <text:p>66,67%</text:p>
          </table:table-cell>
          <table:table-cell table:style-name="ce38" table:formula="oooc:=[Rohdaten.H3]/3" office:value-type="string">
            <text:p>66,67%</text:p>
          </table:table-cell>
          <table:table-cell table:style-name="ce38" table:formula="oooc:=[Rohdaten.I3]/3" office:value-type="string">
            <text:p>66,67%</text:p>
          </table:table-cell>
          <table:table-cell table:style-name="ce38" table:formula="oooc:=[Rohdaten.J3]/3" office:value-type="string">
            <text:p>33,33%</text:p>
          </table:table-cell>
          <table:table-cell table:style-name="ce38" table:formula="oooc:=[Rohdaten.K3]/3" office:value-type="string">
            <text:p>66,67%</text:p>
          </table:table-cell>
          <table:table-cell table:style-name="ce38" table:formula="oooc:=[Rohdaten.L3]/3" office:value-type="string">
            <text:p>66,67%</text:p>
          </table:table-cell>
          <table:table-cell table:style-name="ce38" table:formula="oooc:=[Rohdaten.M3]/3" office:value-type="string">
            <text:p>0,00%</text:p>
          </table:table-cell>
          <table:table-cell/>
          <table:table-cell table:style-name="ce23" office:value-type="string">
            <text:p>Benhausen</text:p>
          </table:table-cell>
          <table:table-cell table:style-name="ce38" table:formula="oooc:=([.$D3]+[.$E3]+[.$G3]+[.$H3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Dahl</text:p>
          </table:table-cell>
          <table:table-cell table:style-name="ce37" table:formula="oooc:=FLOOR(SUM([.D4:.N4])/COUNT([.D4:.N4]);1)" office:value-type="string">
            <text:p>50,00%</text:p>
          </table:table-cell>
          <table:table-cell table:style-name="ce38" table:formula="oooc:=([.D4]+[.E4]+[.G4]+[.H4]+[.I4])/5" office:value-type="string">
            <text:p>86,67%</text:p>
          </table:table-cell>
          <table:table-cell table:style-name="ce38" table:formula="oooc:=[Rohdaten.C4]/3" office:value-type="string">
            <text:p>100,00%</text:p>
          </table:table-cell>
          <table:table-cell table:style-name="ce38" table:formula="oooc:=[Rohdaten.D4]/3" office:value-type="string">
            <text:p>100,00%</text:p>
          </table:table-cell>
          <table:table-cell table:style-name="ce38" table:formula="oooc:=[Rohdaten.E4]/3" office:value-type="string">
            <text:p>0,00%</text:p>
          </table:table-cell>
          <table:table-cell table:style-name="ce38" table:formula="oooc:=[Rohdaten.F4]/3" office:value-type="string">
            <text:p>100,00%</text:p>
          </table:table-cell>
          <table:table-cell table:style-name="ce38" table:formula="oooc:=[Rohdaten.G4]/3" office:value-type="string">
            <text:p>66,67%</text:p>
          </table:table-cell>
          <table:table-cell table:style-name="ce38" table:formula="oooc:=[Rohdaten.H4]/3" office:value-type="string">
            <text:p>66,67%</text:p>
          </table:table-cell>
          <table:table-cell table:style-name="ce38" table:formula="oooc:=[Rohdaten.I4]/3" office:value-type="string">
            <text:p>66,67%</text:p>
          </table:table-cell>
          <table:table-cell table:style-name="ce38" table:formula="oooc:=[Rohdaten.J4]/3" office:value-type="string">
            <text:p>33,33%</text:p>
          </table:table-cell>
          <table:table-cell table:style-name="ce38" table:formula="oooc:=[Rohdaten.K4]/3" office:value-type="string">
            <text:p>0,00%</text:p>
          </table:table-cell>
          <table:table-cell table:style-name="ce38" table:formula="oooc:=[Rohdaten.L4]/3" office:value-type="string">
            <text:p>33,33%</text:p>
          </table:table-cell>
          <table:table-cell table:style-name="ce38" table:formula="oooc:=[Rohdaten.M4]/3" office:value-type="string">
            <text:p>0,00%</text:p>
          </table:table-cell>
          <table:table-cell/>
          <table:table-cell table:style-name="ce23" office:value-type="string">
            <text:p>Dahl</text:p>
          </table:table-cell>
          <table:table-cell table:style-name="ce38" table:formula="oooc:=([.$D4]+[.$E4]+[.$G4]+[.$H4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Elsen</text:p>
          </table:table-cell>
          <table:table-cell table:style-name="ce37" table:formula="oooc:=FLOOR(SUM([.D5:.N5])/COUNT([.D5:.N5]);1)" office:value-type="string">
            <text:p>50,00%</text:p>
          </table:table-cell>
          <table:table-cell table:style-name="ce38" table:formula="oooc:=([.D5]+[.E5]+[.G5]+[.H5]+[.I5])/5" office:value-type="string">
            <text:p>86,67%</text:p>
          </table:table-cell>
          <table:table-cell table:style-name="ce38" table:formula="oooc:=[Rohdaten.C5]/3" office:value-type="string">
            <text:p>100,00%</text:p>
          </table:table-cell>
          <table:table-cell table:style-name="ce38" table:formula="oooc:=[Rohdaten.D5]/3" office:value-type="string">
            <text:p>100,00%</text:p>
          </table:table-cell>
          <table:table-cell table:style-name="ce38" table:formula="oooc:=[Rohdaten.E5]/3" office:value-type="string">
            <text:p>100,00%</text:p>
          </table:table-cell>
          <table:table-cell table:style-name="ce38" table:formula="oooc:=[Rohdaten.F5]/3" office:value-type="string">
            <text:p>100,00%</text:p>
          </table:table-cell>
          <table:table-cell table:style-name="ce38" table:formula="oooc:=[Rohdaten.G5]/3" office:value-type="string">
            <text:p>66,67%</text:p>
          </table:table-cell>
          <table:table-cell table:style-name="ce38" table:formula="oooc:=[Rohdaten.H5]/3" office:value-type="string">
            <text:p>66,67%</text:p>
          </table:table-cell>
          <table:table-cell table:style-name="ce38" table:formula="oooc:=[Rohdaten.I5]/3" office:value-type="string">
            <text:p>66,67%</text:p>
          </table:table-cell>
          <table:table-cell table:style-name="ce38" table:formula="oooc:=[Rohdaten.J5]/3" office:value-type="string">
            <text:p>33,33%</text:p>
          </table:table-cell>
          <table:table-cell table:style-name="ce38" table:formula="oooc:=[Rohdaten.K5]/3" office:value-type="string">
            <text:p>0,00%</text:p>
          </table:table-cell>
          <table:table-cell table:style-name="ce38" table:formula="oooc:=[Rohdaten.L5]/3" office:value-type="string">
            <text:p>0,00%</text:p>
          </table:table-cell>
          <table:table-cell table:style-name="ce38" table:formula="oooc:=[Rohdaten.M5]/3" office:value-type="string">
            <text:p>0,00%</text:p>
          </table:table-cell>
          <table:table-cell/>
          <table:table-cell table:style-name="ce23" office:value-type="string">
            <text:p>Elsen</text:p>
          </table:table-cell>
          <table:table-cell table:style-name="ce38" table:formula="oooc:=([.$D5]+[.$E5]+[.$G5]+[.$H5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Marienloh</text:p>
          </table:table-cell>
          <table:table-cell table:style-name="ce37" table:formula="oooc:=FLOOR(SUM([.D6:.N6])/COUNT([.D6:.N6]);1)" office:value-type="string">
            <text:p>40,00%</text:p>
          </table:table-cell>
          <table:table-cell table:style-name="ce38" table:formula="oooc:=([.D6]+[.E6]+[.G6]+[.H6]+[.I6])/5" office:value-type="string">
            <text:p>73,33%</text:p>
          </table:table-cell>
          <table:table-cell table:style-name="ce38" table:formula="oooc:=[Rohdaten.C6]/3" office:value-type="string">
            <text:p>100,00%</text:p>
          </table:table-cell>
          <table:table-cell table:style-name="ce38" table:formula="oooc:=[Rohdaten.D6]/3" office:value-type="string">
            <text:p>100,00%</text:p>
          </table:table-cell>
          <table:table-cell table:style-name="ce38" table:formula="oooc:=[Rohdaten.E6]/3" office:value-type="string">
            <text:p>0,00%</text:p>
          </table:table-cell>
          <table:table-cell table:style-name="ce38" table:formula="oooc:=[Rohdaten.F6]/3" office:value-type="string">
            <text:p>100,00%</text:p>
          </table:table-cell>
          <table:table-cell table:style-name="ce38" table:formula="oooc:=[Rohdaten.G6]/3" office:value-type="string">
            <text:p>66,67%</text:p>
          </table:table-cell>
          <table:table-cell table:style-name="ce38" table:formula="oooc:=[Rohdaten.H6]/3" office:value-type="string">
            <text:p>0,00%</text:p>
          </table:table-cell>
          <table:table-cell table:style-name="ce38" table:formula="oooc:=[Rohdaten.I6]/3" office:value-type="string">
            <text:p>66,67%</text:p>
          </table:table-cell>
          <table:table-cell table:style-name="ce38" table:formula="oooc:=[Rohdaten.J6]/3" office:value-type="string">
            <text:p>33,33%</text:p>
          </table:table-cell>
          <table:table-cell table:style-name="ce38" table:formula="oooc:=[Rohdaten.K6]/3" office:value-type="string">
            <text:p>0,00%</text:p>
          </table:table-cell>
          <table:table-cell table:style-name="ce38" table:formula="oooc:=[Rohdaten.L6]/3" office:value-type="string">
            <text:p>0,00%</text:p>
          </table:table-cell>
          <table:table-cell table:style-name="ce38" table:formula="oooc:=[Rohdaten.M6]/3" office:value-type="string">
            <text:p>0,00%</text:p>
          </table:table-cell>
          <table:table-cell/>
          <table:table-cell table:style-name="ce23" office:value-type="string">
            <text:p>Marienloh</text:p>
          </table:table-cell>
          <table:table-cell table:style-name="ce38" table:formula="oooc:=([.$D6]+[.$E6]+[.$G6]+[.$H6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Neuenbeken</text:p>
          </table:table-cell>
          <table:table-cell table:style-name="ce37" table:formula="oooc:=FLOOR(SUM([.D7:.N7])/COUNT([.D7:.N7]);1)" office:value-type="string">
            <text:p>50,00%</text:p>
          </table:table-cell>
          <table:table-cell table:style-name="ce38" table:formula="oooc:=([.D7]+[.E7]+[.G7]+[.H7]+[.I7])/5" office:value-type="string">
            <text:p>86,67%</text:p>
          </table:table-cell>
          <table:table-cell table:style-name="ce38" table:formula="oooc:=[Rohdaten.C7]/3" office:value-type="string">
            <text:p>100,00%</text:p>
          </table:table-cell>
          <table:table-cell table:style-name="ce38" table:formula="oooc:=[Rohdaten.D7]/3" office:value-type="string">
            <text:p>100,00%</text:p>
          </table:table-cell>
          <table:table-cell table:style-name="ce38" table:formula="oooc:=[Rohdaten.E7]/3" office:value-type="string">
            <text:p>0,00%</text:p>
          </table:table-cell>
          <table:table-cell table:style-name="ce38" table:formula="oooc:=[Rohdaten.F7]/3" office:value-type="string">
            <text:p>100,00%</text:p>
          </table:table-cell>
          <table:table-cell table:style-name="ce38" table:formula="oooc:=[Rohdaten.G7]/3" office:value-type="string">
            <text:p>66,67%</text:p>
          </table:table-cell>
          <table:table-cell table:style-name="ce38" table:formula="oooc:=[Rohdaten.H7]/3" office:value-type="string">
            <text:p>66,67%</text:p>
          </table:table-cell>
          <table:table-cell table:style-name="ce38" table:formula="oooc:=[Rohdaten.I7]/3" office:value-type="string">
            <text:p>66,67%</text:p>
          </table:table-cell>
          <table:table-cell table:style-name="ce38" table:formula="oooc:=[Rohdaten.J7]/3" office:value-type="string">
            <text:p>66,67%</text:p>
          </table:table-cell>
          <table:table-cell table:style-name="ce38" table:formula="oooc:=[Rohdaten.K7]/3" office:value-type="string">
            <text:p>0,00%</text:p>
          </table:table-cell>
          <table:table-cell table:style-name="ce38" table:formula="oooc:=[Rohdaten.L7]/3" office:value-type="string">
            <text:p>0,00%</text:p>
          </table:table-cell>
          <table:table-cell table:style-name="ce38" table:formula="oooc:=[Rohdaten.M7]/3" office:value-type="string">
            <text:p>0,00%</text:p>
          </table:table-cell>
          <table:table-cell/>
          <table:table-cell table:style-name="ce23" office:value-type="string">
            <text:p>Neuenbeken</text:p>
          </table:table-cell>
          <table:table-cell table:style-name="ce38" table:formula="oooc:=([.$D7]+[.$E7]+[.$G7]+[.$H7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Altenbeken</text:p>
          </table:table-cell>
          <table:table-cell table:style-name="ce37" table:formula="oooc:=FLOOR(SUM([.D8:.N8])/COUNT([.D8:.N8]);1)" office:value-type="string">
            <text:p>50,00%</text:p>
          </table:table-cell>
          <table:table-cell table:style-name="ce38" table:formula="oooc:=([.D8]+[.E8]+[.G8]+[.H8]+[.I8])/5" office:value-type="string">
            <text:p>80,00%</text:p>
          </table:table-cell>
          <table:table-cell table:style-name="ce38" table:formula="oooc:=[Rohdaten.C8]/3" office:value-type="string">
            <text:p>100,00%</text:p>
          </table:table-cell>
          <table:table-cell table:style-name="ce38" table:formula="oooc:=[Rohdaten.D8]/3" office:value-type="string">
            <text:p>100,00%</text:p>
          </table:table-cell>
          <table:table-cell table:style-name="ce38" table:formula="oooc:=[Rohdaten.E8]/3" office:value-type="string">
            <text:p>100,00%</text:p>
          </table:table-cell>
          <table:table-cell table:style-name="ce38" table:formula="oooc:=[Rohdaten.F8]/3" office:value-type="string">
            <text:p>66,67%</text:p>
          </table:table-cell>
          <table:table-cell table:style-name="ce38" table:formula="oooc:=[Rohdaten.G8]/3" office:value-type="string">
            <text:p>66,67%</text:p>
          </table:table-cell>
          <table:table-cell table:style-name="ce38" table:formula="oooc:=[Rohdaten.H8]/3" office:value-type="string">
            <text:p>66,67%</text:p>
          </table:table-cell>
          <table:table-cell table:style-name="ce38" table:formula="oooc:=[Rohdaten.I8]/3" office:value-type="string">
            <text:p>66,67%</text:p>
          </table:table-cell>
          <table:table-cell table:style-name="ce38" table:formula="oooc:=[Rohdaten.J8]/3" office:value-type="string">
            <text:p>33,33%</text:p>
          </table:table-cell>
          <table:table-cell table:style-name="ce38" table:formula="oooc:=[Rohdaten.K8]/3" office:value-type="string">
            <text:p>0,00%</text:p>
          </table:table-cell>
          <table:table-cell table:style-name="ce38" table:formula="oooc:=[Rohdaten.L8]/3" office:value-type="string">
            <text:p>0,00%</text:p>
          </table:table-cell>
          <table:table-cell table:style-name="ce38" table:formula="oooc:=[Rohdaten.M8]/3" office:value-type="string">
            <text:p>0,00%</text:p>
          </table:table-cell>
          <table:table-cell/>
          <table:table-cell table:style-name="ce23" office:value-type="string">
            <text:p>Altenbeken</text:p>
          </table:table-cell>
          <table:table-cell table:style-name="ce38" table:formula="oooc:=([.$D8]+[.$E8]+[.$G8]+[.$H8]+[.I$2])/5" office:value-type="string">
            <text:p>80,00%</text:p>
          </table:table-cell>
        </table:table-row>
        <table:table-row table:style-name="ro2">
          <table:table-cell table:style-name="ce23" office:value-type="string">
            <text:p>Schloß Neuhaus</text:p>
          </table:table-cell>
          <table:table-cell table:style-name="ce37" table:formula="oooc:=FLOOR(SUM([.D9:.N9])/COUNT([.D9:.N9]);1)" office:value-type="string">
            <text:p>60,00%</text:p>
          </table:table-cell>
          <table:table-cell table:style-name="ce38" table:formula="oooc:=([.D9]+[.E9]+[.G9]+[.H9]+[.I9])/5" office:value-type="string">
            <text:p>86,67%</text:p>
          </table:table-cell>
          <table:table-cell table:style-name="ce38" table:formula="oooc:=[Rohdaten.C9]/3" office:value-type="string">
            <text:p>100,00%</text:p>
          </table:table-cell>
          <table:table-cell table:style-name="ce38" table:formula="oooc:=[Rohdaten.D9]/3" office:value-type="string">
            <text:p>100,00%</text:p>
          </table:table-cell>
          <table:table-cell table:style-name="ce38" table:formula="oooc:=[Rohdaten.E9]/3" office:value-type="string">
            <text:p>100,00%</text:p>
          </table:table-cell>
          <table:table-cell table:style-name="ce38" table:formula="oooc:=[Rohdaten.F9]/3" office:value-type="string">
            <text:p>100,00%</text:p>
          </table:table-cell>
          <table:table-cell table:style-name="ce38" table:formula="oooc:=[Rohdaten.G9]/3" office:value-type="string">
            <text:p>66,67%</text:p>
          </table:table-cell>
          <table:table-cell table:style-name="ce38" table:formula="oooc:=[Rohdaten.H9]/3" office:value-type="string">
            <text:p>66,67%</text:p>
          </table:table-cell>
          <table:table-cell table:style-name="ce38" table:formula="oooc:=[Rohdaten.I9]/3" office:value-type="string">
            <text:p>66,67%</text:p>
          </table:table-cell>
          <table:table-cell table:style-name="ce38" table:formula="oooc:=[Rohdaten.J9]/3" office:value-type="string">
            <text:p>66,67%</text:p>
          </table:table-cell>
          <table:table-cell table:style-name="ce38" table:formula="oooc:=[Rohdaten.K9]/3" office:value-type="string">
            <text:p>0,00%</text:p>
          </table:table-cell>
          <table:table-cell table:style-name="ce38" table:formula="oooc:=[Rohdaten.L9]/3" office:value-type="string">
            <text:p>0,00%</text:p>
          </table:table-cell>
          <table:table-cell table:style-name="ce38" table:formula="oooc:=[Rohdaten.M9]/3" office:value-type="string">
            <text:p>0,00%</text:p>
          </table:table-cell>
          <table:table-cell>
            <draw:frame table:end-cell-address="Prozentual mit Grafik.V26" svg:x="0.74cm" svg:y="0cm" svg:width="17.62cm" svg:height="9.82cm" draw:z-index="1" draw:name="Chart 2" draw:style-name="gr3">
              <draw:object draw:notify-on-update-of-ranges="'Prozentual mit Grafik'.Q2:'Prozentual mit Grafik'.Q13 " xlink:href="./Object 1-1" xlink:type="simple" xlink:show="embed" xlink:actuate="onLoad"/>
              <draw:image xlink:href="./ObjectReplacements/Object 1-1" xlink:show="embed" xlink:actuate="onLoad"/>
            </draw:frame>
          </table:table-cell>
          <table:table-cell table:style-name="ce23" office:value-type="string">
            <text:p>Schloß Neuhaus</text:p>
          </table:table-cell>
          <table:table-cell table:style-name="ce38" table:formula="oooc:=([.$D9]+[.$E9]+[.$G9]+[.$H9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Schloß Neuhaus, Sande</text:p>
          </table:table-cell>
          <table:table-cell table:style-name="ce37" table:formula="oooc:=FLOOR(SUM([.D10:.N10])/COUNT([.D10:.N10]);1)" office:value-type="string">
            <text:p>60,00%</text:p>
          </table:table-cell>
          <table:table-cell table:style-name="ce38" table:formula="oooc:=([.D10]+[.E10]+[.G10]+[.H10]+[.I10])/5" office:value-type="string">
            <text:p>86,67%</text:p>
          </table:table-cell>
          <table:table-cell table:style-name="ce38" table:formula="oooc:=[Rohdaten.C10]/3" office:value-type="string">
            <text:p>100,00%</text:p>
          </table:table-cell>
          <table:table-cell table:style-name="ce38" table:formula="oooc:=[Rohdaten.D10]/3" office:value-type="string">
            <text:p>100,00%</text:p>
          </table:table-cell>
          <table:table-cell table:style-name="ce38" table:formula="oooc:=[Rohdaten.E10]/3" office:value-type="string">
            <text:p>100,00%</text:p>
          </table:table-cell>
          <table:table-cell table:style-name="ce38" table:formula="oooc:=[Rohdaten.F10]/3" office:value-type="string">
            <text:p>100,00%</text:p>
          </table:table-cell>
          <table:table-cell table:style-name="ce38" table:formula="oooc:=[Rohdaten.G10]/3" office:value-type="string">
            <text:p>66,67%</text:p>
          </table:table-cell>
          <table:table-cell table:style-name="ce38" table:formula="oooc:=[Rohdaten.H10]/3" office:value-type="string">
            <text:p>66,67%</text:p>
          </table:table-cell>
          <table:table-cell table:style-name="ce38" table:formula="oooc:=[Rohdaten.I10]/3" office:value-type="string">
            <text:p>66,67%</text:p>
          </table:table-cell>
          <table:table-cell table:style-name="ce38" table:formula="oooc:=[Rohdaten.J10]/3" office:value-type="string">
            <text:p>66,67%</text:p>
          </table:table-cell>
          <table:table-cell table:style-name="ce38" table:formula="oooc:=[Rohdaten.K10]/3" office:value-type="string">
            <text:p>33,33%</text:p>
          </table:table-cell>
          <table:table-cell table:style-name="ce38" table:formula="oooc:=[Rohdaten.L10]/3" office:value-type="string">
            <text:p>33,33%</text:p>
          </table:table-cell>
          <table:table-cell table:style-name="ce38" table:formula="oooc:=[Rohdaten.M10]/3" office:value-type="string">
            <text:p>0,00%</text:p>
          </table:table-cell>
          <table:table-cell/>
          <table:table-cell table:style-name="ce23" office:value-type="string">
            <text:p>Schloß Neuhaus, Sande</text:p>
          </table:table-cell>
          <table:table-cell table:style-name="ce38" table:formula="oooc:=([.$D10]+[.$E10]+[.$G10]+[.$H10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Schloß Neuhaus, Sennelager</text:p>
          </table:table-cell>
          <table:table-cell table:style-name="ce37" table:formula="oooc:=FLOOR(SUM([.D11:.N11])/COUNT([.D11:.N11]);1)" office:value-type="string">
            <text:p>50,00%</text:p>
          </table:table-cell>
          <table:table-cell table:style-name="ce38" table:formula="oooc:=([.D11]+[.E11]+[.G11]+[.H11]+[.I11])/5" office:value-type="string">
            <text:p>86,67%</text:p>
          </table:table-cell>
          <table:table-cell table:style-name="ce38" table:formula="oooc:=[Rohdaten.C11]/3" office:value-type="string">
            <text:p>100,00%</text:p>
          </table:table-cell>
          <table:table-cell table:style-name="ce38" table:formula="oooc:=[Rohdaten.D11]/3" office:value-type="string">
            <text:p>100,00%</text:p>
          </table:table-cell>
          <table:table-cell table:style-name="ce38" table:formula="oooc:=[Rohdaten.E11]/3" office:value-type="string">
            <text:p>0,00%</text:p>
          </table:table-cell>
          <table:table-cell table:style-name="ce38" table:formula="oooc:=[Rohdaten.F11]/3" office:value-type="string">
            <text:p>100,00%</text:p>
          </table:table-cell>
          <table:table-cell table:style-name="ce38" table:formula="oooc:=[Rohdaten.G11]/3" office:value-type="string">
            <text:p>66,67%</text:p>
          </table:table-cell>
          <table:table-cell table:style-name="ce38" table:formula="oooc:=[Rohdaten.H11]/3" office:value-type="string">
            <text:p>66,67%</text:p>
          </table:table-cell>
          <table:table-cell table:style-name="ce38" table:formula="oooc:=[Rohdaten.I11]/3" office:value-type="string">
            <text:p>66,67%</text:p>
          </table:table-cell>
          <table:table-cell table:style-name="ce38" table:formula="oooc:=[Rohdaten.J11]/3" office:value-type="string">
            <text:p>66,67%</text:p>
          </table:table-cell>
          <table:table-cell table:style-name="ce38" table:formula="oooc:=[Rohdaten.K11]/3" office:value-type="string">
            <text:p>0,00%</text:p>
          </table:table-cell>
          <table:table-cell table:style-name="ce38" table:formula="oooc:=[Rohdaten.L11]/3" office:value-type="string">
            <text:p>0,00%</text:p>
          </table:table-cell>
          <table:table-cell table:style-name="ce38" table:formula="oooc:=[Rohdaten.M11]/3" office:value-type="string">
            <text:p>0,00%</text:p>
          </table:table-cell>
          <table:table-cell/>
          <table:table-cell table:style-name="ce23" office:value-type="string">
            <text:p>Schloß Neuhaus, Sennelager</text:p>
          </table:table-cell>
          <table:table-cell table:style-name="ce38" table:formula="oooc:=([.$D11]+[.$E11]+[.$G11]+[.$H11]+[.I$2])/5" office:value-type="string">
            <text:p>86,67%</text:p>
          </table:table-cell>
        </table:table-row>
        <table:table-row table:style-name="ro2">
          <table:table-cell table:style-name="ce23" office:value-type="string">
            <text:p>Wewer</text:p>
          </table:table-cell>
          <table:table-cell table:style-name="ce37" table:formula="oooc:=FLOOR(SUM([.D12:.N12])/COUNT([.D12:.N12]);1)" office:value-type="string">
            <text:p>60,00%</text:p>
          </table:table-cell>
          <table:table-cell table:style-name="ce38" table:formula="oooc:=([.D12]+[.E12]+[.G12]+[.H12]+[.I12])/5" office:value-type="string">
            <text:p>86,67%</text:p>
          </table:table-cell>
          <table:table-cell table:style-name="ce38" table:formula="oooc:=[Rohdaten.C12]/3" office:value-type="string">
            <text:p>100,00%</text:p>
          </table:table-cell>
          <table:table-cell table:style-name="ce38" table:formula="oooc:=[Rohdaten.D12]/3" office:value-type="string">
            <text:p>100,00%</text:p>
          </table:table-cell>
          <table:table-cell table:style-name="ce38" table:formula="oooc:=[Rohdaten.E12]/3" office:value-type="string">
            <text:p>100,00%</text:p>
          </table:table-cell>
          <table:table-cell table:style-name="ce38" table:formula="oooc:=[Rohdaten.F12]/3" office:value-type="string">
            <text:p>100,00%</text:p>
          </table:table-cell>
          <table:table-cell table:style-name="ce38" table:formula="oooc:=[Rohdaten.G12]/3" office:value-type="string">
            <text:p>66,67%</text:p>
          </table:table-cell>
          <table:table-cell table:style-name="ce38" table:formula="oooc:=[Rohdaten.H12]/3" office:value-type="string">
            <text:p>66,67%</text:p>
          </table:table-cell>
          <table:table-cell table:style-name="ce38" table:formula="oooc:=[Rohdaten.I12]/3" office:value-type="string">
            <text:p>66,67%</text:p>
          </table:table-cell>
          <table:table-cell table:style-name="ce38" table:formula="oooc:=[Rohdaten.J12]/3" office:value-type="string">
            <text:p>66,67%</text:p>
          </table:table-cell>
          <table:table-cell table:style-name="ce38" table:formula="oooc:=[Rohdaten.K12]/3" office:value-type="string">
            <text:p>33,33%</text:p>
          </table:table-cell>
          <table:table-cell table:style-name="ce38" table:formula="oooc:=[Rohdaten.L12]/3" office:value-type="string">
            <text:p>33,33%</text:p>
          </table:table-cell>
          <table:table-cell table:style-name="ce38" table:formula="oooc:=[Rohdaten.M12]/3" office:value-type="string">
            <text:p>0,00%</text:p>
          </table:table-cell>
          <table:table-cell/>
          <table:table-cell table:style-name="ce23" office:value-type="string">
            <text:p>Wewer</text:p>
          </table:table-cell>
          <table:table-cell table:style-name="ce38" table:formula="oooc:=([.$D12]+[.$E12]+[.$G12]+[.$H12]+[.I$2])/5" office:value-type="string">
            <text:p>86,67%</text:p>
          </table:table-cell>
        </table:table-row>
        <table:table-row table:style-name="ro2">
          <table:table-cell table:style-name="ce26" office:value-type="string">
            <text:p>Schnitt Gesamtgebiet</text:p>
          </table:table-cell>
          <table:table-cell table:style-name="ce37" table:formula="oooc:=FLOOR(SUM([.D13:.N13])/COUNT([.D13:.N13]);1)" office:value-type="string">
            <text:p>60,00%</text:p>
          </table:table-cell>
          <table:table-cell table:style-name="ce38" table:formula="oooc:=([.D13]+[.E13]+[.G13]+[.H13]+[.I13])/5" office:value-type="string">
            <text:p>86,00%</text:p>
          </table:table-cell>
          <table:table-cell table:style-name="ce38" table:formula="oooc:=[Rohdaten.C13]/3" office:value-type="string">
            <text:p>100,00%</text:p>
          </table:table-cell>
          <table:table-cell table:style-name="ce38" table:formula="oooc:=[Rohdaten.D13]/3" office:value-type="string">
            <text:p>100,00%</text:p>
          </table:table-cell>
          <table:table-cell table:style-name="ce38" table:formula="oooc:=[Rohdaten.E13]/3" office:value-type="string">
            <text:p>100,00%</text:p>
          </table:table-cell>
          <table:table-cell table:style-name="ce38" table:formula="oooc:=[Rohdaten.F13]/3" office:value-type="string">
            <text:p>96,67%</text:p>
          </table:table-cell>
          <table:table-cell table:style-name="ce38" table:formula="oooc:=[Rohdaten.G13]/3" office:value-type="string">
            <text:p>66,67%</text:p>
          </table:table-cell>
          <table:table-cell table:style-name="ce38" table:formula="oooc:=[Rohdaten.H13]/3" office:value-type="string">
            <text:p>66,67%</text:p>
          </table:table-cell>
          <table:table-cell table:style-name="ce38" table:formula="oooc:=[Rohdaten.I13]/3" office:value-type="string">
            <text:p>66,67%</text:p>
          </table:table-cell>
          <table:table-cell table:style-name="ce38" table:formula="oooc:=[Rohdaten.J13]/3" office:value-type="string">
            <text:p>50,00%</text:p>
          </table:table-cell>
          <table:table-cell table:style-name="ce38" table:formula="oooc:=[Rohdaten.K13]/3" office:value-type="string">
            <text:p>50,00%</text:p>
          </table:table-cell>
          <table:table-cell table:style-name="ce38" table:formula="oooc:=[Rohdaten.L13]/3" office:value-type="string">
            <text:p>20,00%</text:p>
          </table:table-cell>
          <table:table-cell table:style-name="ce38" table:formula="oooc:=[Rohdaten.M13]/3" office:value-type="string">
            <text:p>0,00%</text:p>
          </table:table-cell>
          <table:table-cell/>
          <table:table-cell table:style-name="ce26" office:value-type="string">
            <text:p>Schnitt Gesamtgebiet</text:p>
          </table:table-cell>
          <table:table-cell table:style-name="ce38" table:formula="oooc:=([.$D13]+[.$E13]+[.$G13]+[.$H13]+[.I$2])/5" office:value-type="string">
            <text:p>86,00%</text:p>
          </table:table-cell>
        </table:table-row>
        <table:table-row table:style-name="ro2">
          <table:table-cell/>
          <table:table-cell table:number-columns-repeated="3" table:style-name="ce29"/>
          <table:table-cell table:number-columns-repeated="12"/>
          <table:table-cell table:style-name="ce38"/>
        </table:table-row>
        <table:table-row table:style-name="ro2">
          <table:table-cell table:style-name="ce26" office:value-type="string">
            <text:p>Quelle: http://wiki.openstreetmap.org/wiki/Paderborn</text:p>
          </table:table-cell>
          <table:table-cell table:number-columns-repeated="3" table:style-name="ce26"/>
          <table:table-cell table:number-columns-repeated="12"/>
          <table:table-cell table:style-name="ce38"/>
        </table:table-row>
        <table:table-row table:style-name="ro2">
          <table:table-cell table:style-name="ce26" office:value-type="string">
            <text:p>Datum: 11.05.2014</text:p>
          </table:table-cell>
          <table:table-cell table:number-columns-repeated="3" table:style-name="ce31"/>
          <table:table-cell table:number-columns-repeated="12"/>
          <table:table-cell table:style-name="ce38"/>
        </table:table-row>
        <table:table-row table:style-name="ro2">
          <table:table-cell table:number-columns-repeated="16"/>
          <table:table-cell table:style-name="ce38"/>
        </table:table-row>
        <table:table-row table:style-name="ro2">
          <table:table-cell table:style-name="ce26" office:value-type="string">
            <text:p>Legende:</text:p>
          </table:table-cell>
          <table:table-cell table:style-name="ce38" table:formula="oooc:=[Rohdaten.B18]/3" office:value-type="string">
            <text:p>0,00%</text:p>
          </table:table-cell>
          <table:table-cell table:style-name="ce32"/>
          <table:table-cell table:style-name="ce32" table:number-columns-spanned="8" table:number-rows-spanned="1" office:value-type="string">
            <text:p>Die Karte beinhaltet keine oder wenige Daten, nicht zur Navigation verwendbar</text:p>
          </table:table-cell>
          <table:covered-table-cell table:number-columns-repeated="7"/>
          <table:table-cell table:number-columns-repeated="5"/>
          <table:table-cell table:style-name="ce38"/>
        </table:table-row>
        <table:table-row table:style-name="ro2">
          <table:table-cell table:style-name="ce26"/>
          <table:table-cell table:style-name="ce38" table:formula="oooc:=[Rohdaten.B19]/3" office:value-type="string">
            <text:p>33,33%</text:p>
          </table:table-cell>
          <table:table-cell table:style-name="ce33"/>
          <table:table-cell table:style-name="ce33" table:number-columns-spanned="8" table:number-rows-spanned="1" office:value-type="string">
            <text:p>Die Karte enthält teilweise Daten, Navigation nur stark eingeschränkt möglich</text:p>
          </table:table-cell>
          <table:covered-table-cell table:number-columns-repeated="7"/>
          <table:table-cell table:number-columns-repeated="5"/>
          <table:table-cell table:style-name="ce38"/>
        </table:table-row>
        <table:table-row table:style-name="ro2">
          <table:table-cell/>
          <table:table-cell table:style-name="ce38" table:formula="oooc:=[Rohdaten.B20]/3" office:value-type="string">
            <text:p>66,67%</text:p>
          </table:table-cell>
          <table:table-cell table:style-name="ce34"/>
          <table:table-cell table:style-name="ce34" table:number-columns-spanned="8" table:number-rows-spanned="1" office:value-type="string">
            <text:p>Die Karte ist größtenteils vollständig, Navigation mit Einschränkungen möglich</text:p>
          </table:table-cell>
          <table:covered-table-cell table:number-columns-repeated="7"/>
          <table:table-cell table:number-columns-repeated="5"/>
          <table:table-cell table:style-name="ce38"/>
        </table:table-row>
        <table:table-row table:style-name="ro2">
          <table:table-cell/>
          <table:table-cell table:style-name="ce38" table:formula="oooc:=[Rohdaten.B21]/3" office:value-type="string">
            <text:p>100,00%</text:p>
          </table:table-cell>
          <table:table-cell table:style-name="ce35"/>
          <table:table-cell table:style-name="ce35" table:number-columns-spanned="8" table:number-rows-spanned="1" office:value-type="string">
            <text:p>Die Karte enthält alle Daten (Meinung eines Mappers), zur Navigation geeignet</text:p>
          </table:table-cell>
          <table:covered-table-cell table:number-columns-repeated="7"/>
          <table:table-cell table:number-columns-repeated="5"/>
          <table:table-cell table:style-name="ce38"/>
        </table:table-row>
        <table:table-row table:style-name="ro2">
          <table:table-cell/>
          <table:table-cell table:style-name="ce26" office:value-type="string">
            <text:p>leer</text:p>
          </table:table-cell>
          <table:table-cell table:style-name="ce36"/>
          <table:table-cell table:style-name="ce36" table:number-columns-spanned="8" table:number-rows-spanned="1" office:value-type="string">
            <text:p>Status unbekannt</text:p>
          </table:table-cell>
          <table:covered-table-cell table:number-columns-repeated="7"/>
          <table:table-cell table:number-columns-repeated="5"/>
          <table:table-cell table:style-name="ce38"/>
        </table:table-row>
        <table:table-row table:style-name="ro2">
          <table:table-cell>
            <draw:frame table:end-cell-address="Prozentual mit Grafik.G40" svg:x="1.77cm" svg:y="0.05cm" svg:width="15.87cm" svg:height="9.82cm" draw:z-index="0" draw:name="Chart 1" draw:style-name="gr2">
              <draw:object draw:notify-on-update-of-ranges="'Prozentual mit Grafik'.B2:'Prozentual mit Grafik'.B13 " xlink:href="./Object 1-0" xlink:type="simple" xlink:show="embed" xlink:actuate="onLoad"/>
              <draw:image xlink:href="./ObjectReplacements/Object 1-0" xlink:show="embed" xlink:actuate="onLoad"/>
            </draw:frame>
          </table:table-cell>
          <table:table-cell table:style-name="ce26"/>
          <table:table-cell table:number-columns-repeated="14"/>
          <table:table-cell table:style-name="ce38"/>
        </table:table-row>
        <table:table-row table:style-name="ro2">
          <table:table-cell table:number-columns-repeated="16"/>
          <table:table-cell table:style-name="ce38"/>
        </table:table-row>
        <table:table-row table:style-name="ro2">
          <table:table-cell table:number-columns-repeated="16"/>
          <table:table-cell table:style-name="ce38"/>
        </table:table-row>
        <table:table-row table:style-name="ro2">
          <table:table-cell table:number-columns-repeated="16"/>
          <table:table-cell table:style-name="ce38"/>
        </table:table-row>
        <table:table-row table:style-name="ro2">
          <table:table-cell table:number-columns-repeated="16"/>
          <table:table-cell table:style-name="ce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2" xlink:show="embed" xlink:actuate="onLoad"/>
    <draw:fill-image draw:name="D3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ohdaten" style:display-name="PageStyle_Rohdat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zentual mit Grafik" style:display-name="PageStyle_Prozentual mit Grafik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treat-empty-cells="leave-gap" chart:include-hidden-cells="false"/>
      <style:graphic-properties draw:stroke="none" draw:fill-color="#ffffff" draw:fill="solid"/>
    </style:style>
    <style:style style:name="ch4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5" style:family="chart" style:data-style-name="N0">
      <style:chart-properties chart:reverse-direction="false" chart:logarithmic="false" chart:line-break="false" chart:text-overlap="true" chart:maximum="1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6" style:family="chart">
      <style:graphic-properties draw:stroke="solid" draw:fill-color="#b7b7b7"/>
    </style:style>
    <style:style style:name="ch7" style:family="chart">
      <style:chart-properties/>
      <style:graphic-properties draw:stroke="none" draw:fill-color="#ffff00" draw:fill="solid"/>
    </style:style>
    <style:style style:name="ch8" style:family="chart">
      <style:graphic-properties draw:stroke="none" draw:fill-color="#ffff00" draw:fill="solid"/>
    </style:style>
  </office:automatic-styles>
  <office:body>
    <office:chart>
      <chart:chart svg:width="15.87cm" svg:height="9.82cm" chart:class="chart:bar" chart:style-name="ch1">
        <chart:title svg:x="1.65in" svg:y="0.1in" chart:style-name="ch2">
          <text:p>Vollständigkeit Gesamt</text:p>
        </chart:title>
        <chart:plot-area table:cell-range-address="'Prozentual mit Grafik'.B2:'Prozentual mit Grafik'.B13" svg:x="0.27cm" svg:width="15.35cm" svg:y="1.22cm" svg:height="8.33cm" chart:style-name="ch3">
          <chart:axis chart:name="primary-x" chart:dimension="x" chart:style-name="ch4">
            <chart:categories table:cell-range-address="'Prozentual mit Grafik'.A2:'Prozentual mit Grafik'.A13" chart:style-name="ch4"/>
          </chart:axis>
          <chart:axis chart:name="primary-y" chart:dimension="y" chart:style-name="ch5">
            <chart:grid chart:class="major" chart:style-name="ch6"/>
          </chart:axis>
          <chart:series chart:values-cell-range-address="'Prozentual mit Grafik'.B2:'Prozentual mit Grafik'.B13" chart:class="chart:bar" chart:style-name="ch7">
            <chart:data-point chart:style-name="ch8" chart:repeated="12"/>
          </chart:series>
          <chart:wall chart:style-name="ch3"/>
        </chart:plot-area>
      </chart:chart>
    </office:chart>
  </office:body>
</office:document-content>
</file>

<file path=Object 1-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="solid"/>
    </style:style>
    <style:style style:name="ch2" style:family="chart">
      <style:graphic-properties draw:stroke="none" draw:fill="none"/>
      <style:text-properties fo:color="#000000" fo:font-family="Arial" fo:font-weight="bold" style:font-weight-asian="bold" style:font-weight-complex="bold" fo:font-size="16pt" style:font-size-asian="16pt" style:font-size-complex="16pt"/>
    </style:style>
    <style:style style:name="ch3" style:family="chart">
      <style:chart-properties chart:auto-position="true"/>
      <style:graphic-properties draw:stroke="none" draw:fill="none"/>
      <style:text-properties fo:color="#000000" fo:font-family="Arial" fo:font-size="10pt" style:font-size-asian="10pt" style:font-size-complex="10pt"/>
    </style:style>
    <style:style style:name="ch4" style:family="chart">
      <style:chart-properties chart:treat-empty-cells="leave-gap" chart:include-hidden-cells="false"/>
      <style:graphic-properties draw:stroke="none" draw:fill-color="#ffffff" draw:fill="solid"/>
    </style:style>
    <style:style style:name="ch5" style:family="chart" style:data-style-name="">
      <style:chart-properties chart:reverse-direction="false" chart:logarithmic="false" chart:line-break="false" chart:text-overlap="true" chart:tick-marks-major-outer="true" chart:display-label="true" style:rotation-angle="0" chart:axis-position="0"/>
      <style:graphic-properties draw:stroke="solid" draw:fill="none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reverse-direction="false" chart:logarithmic="false" chart:line-break="false" chart:text-overlap="true" chart:tick-marks-major-outer="true" chart:display-label="true" style:rotation-angle="0" chart:axis-position="1"/>
      <style:graphic-properties draw:stroke="none" svg:stroke-width="0.145520833333333cm" draw:fill="none"/>
      <style:text-properties fo:color="#000000" fo:font-family="Arial" fo:font-size="10pt" style:font-size-asian="10pt" style:font-size-complex="10pt"/>
    </style:style>
    <style:style style:name="ch7" style:family="chart">
      <style:graphic-properties draw:stroke="solid" draw:fill-color="#b7b7b7"/>
    </style:style>
    <style:style style:name="ch8" style:family="chart">
      <style:chart-properties/>
      <style:graphic-properties draw:stroke="none" draw:fill-color="#ffff00" draw:fill="solid"/>
    </style:style>
    <style:style style:name="ch9" style:family="chart">
      <style:graphic-properties draw:stroke="none" draw:fill-color="#ffff00" draw:fill="solid"/>
    </style:style>
  </office:automatic-styles>
  <office:body>
    <office:chart>
      <chart:chart svg:width="17.62cm" svg:height="9.82cm" chart:class="chart:bar" chart:style-name="ch1">
        <chart:title svg:x="0.73in" svg:y="0.1in" chart:style-name="ch2">
          <text:p>Vollständigkeit "Bewegungsmöglichkeiten" osm</text:p>
        </chart:title>
        <chart:legend chart:legend-position="top-end" svg:x="4.97in" svg:y="0.76in" chart:style-name="ch3" chartooo:width="4.74cm" chartooo:height="0.71cm"/>
        <chart:plot-area table:cell-range-address="'Prozentual mit Grafik'.Q2:'Prozentual mit Grafik'.Q13" svg:x="0.26cm" svg:width="12.15cm" svg:y="2.86cm" svg:height="6.69cm" chart:style-name="ch4">
          <chart:axis chart:name="primary-x" chart:dimension="x" chart:style-name="ch5">
            <chart:categories table:cell-range-address="'Prozentual mit Grafik'.P2:'Prozentual mit Grafik'.P13" chart:style-name="ch5"/>
          </chart:axis>
          <chart:axis chart:name="primary-y" chart:dimension="y" chart:style-name="ch6">
            <chart:grid chart:class="major" chart:style-name="ch7"/>
          </chart:axis>
          <chart:series chart:values-cell-range-address="'Prozentual mit Grafik'.Q2:'Prozentual mit Grafik'.Q13" chart:class="chart:bar" chart:label-cell-address="'Prozentual mit Grafik'.Q1" chart:style-name="ch8">
            <chart:data-point chart:style-name="ch9" chart:repeated="12"/>
          </chart:series>
          <chart:wall chart:style-name="ch4"/>
        </chart:plot-area>
      </chart:chart>
    </office:chart>
  </office:body>
</office:document-content>
</file>